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85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1.52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751cm"/>
    </style:style>
    <style:style style:name="co13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 style:data-style-name="N115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41"/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DB</text:p>
          </table:table-cell>
          <table:table-cell table:style-name="ce1" office:value-type="string">
            <text:p>Case ID</text:p>
          </table:table-cell>
          <table:table-cell table:style-name="ce1" office:value-type="string">
            <text:p>Dataset ID</text:p>
          </table:table-cell>
          <table:table-cell table:style-name="ce1" office:value-type="string">
            <text:p>Lesion Type</text:p>
          </table:table-cell>
          <table:table-cell table:style-name="ce1" office:value-type="string">
            <text:p>Hemisphere</text:p>
          </table:table-cell>
          <table:table-cell table:style-name="ce1" office:value-type="string">
            <text:p>Lesion Load (ml)</text:p>
          </table:table-cell>
          <table:table-cell table:style-name="ce1" office:value-type="string">
            <text:p>Lesion Age (TSS)</text:p>
          </table:table-cell>
          <table:table-cell table:style-name="ce1" office:value-type="string">
            <text:p>NIH SS</text:p>
          </table:table-cell>
          <table:table-cell table:style-name="ce1" office:value-type="string">
            <text:p>Ground Truth?</text:p>
          </table:table-cell>
          <table:table-cell table:style-name="ce1" office:value-type="string">
            <text:p>Lesion Similar Hyperintensities?</text:p>
          </table:table-cell>
          <table:table-cell table:style-name="ce1" office:value-type="string">
            <text:p>Remarks on image data</text:p>
          </table:table-cell>
          <table:table-cell table:style-name="ce1" office:value-type="string">
            <text:p>Remarks on lesion</text:p>
          </table:table-cell>
          <table:table-cell table:style-name="ce1" office:value-type="string">
            <text:p>Remarks on ground truth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office:value-type="string">
            <text:p>FLAIR: doppler and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I+H</text:p>
          </table:table-cell>
          <table:table-cell office:value-type="string">
            <text:p>l</text:p>
          </table:table-cell>
          <table:table-cell table:style-name="ce3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46.230492908">
            <text:p>246.2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noisy; 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7.5430095673">
            <text:p>37.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44.167968904">
            <text:p>344.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; T1 SAG TS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6">
            <text:p>6</text:p>
          </table:table-cell>
          <table:table-cell table:style-name="ce2"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7.030884348">
            <text:p>127.0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2"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71.209912222">
            <text:p>171.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/>
          <table:table-cell office:value-type="string">
            <text:p>Lesion might contain very small hemorrhage</text:p>
          </table:table-cell>
          <table:table-cell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89.328425231">
            <text:p>289.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45400386059">
            <text:p>8.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338.811548503">
            <text:p>338.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 T2 SAG TSE: movement artifacts</text:p>
          </table:table-cell>
          <table:table-cell/>
          <table:table-cell office:value-type="string">
            <text:p>Probably too large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2.5175193787">
            <text:p>42.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/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2">
            <text:p>1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1.406157303">
            <text:p>141.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slight doppler</text:p>
          </table:table-cell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0.600231171">
            <text:p>120.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4"/>
          <table:table-cell table:number-columns-repeated="2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4">
            <text:p>14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44.4221031303">
            <text:p>44.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4.2689292636">
            <text:p>44.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16">
            <text:p>16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68.2369262412">
            <text:p>68.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1 SAG TFE: noisy;</text:p>
          </table:table-cell>
          <table:table-cell/>
          <table:table-cell office:value-type="string">
            <text:p>Includes seemingly unconnected ischemic regions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7">
            <text:p>17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99.6311731737">
            <text:p>99.6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8">
            <text:p>18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5.3266412735">
            <text:p>45.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19">
            <text:p>1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4.0822417679">
            <text:p>14.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6.4530935183">
            <text:p>36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9.4523568883">
            <text:p>89.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2">
            <text:p>2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.25311304379">
            <text:p>9.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5" office:value-type="string">
            <text:p>FLAIR: doppler; T1 SAG TFE: noisy; T2 SAG TSE: Movement artifacts; T2 TRA FFE: doppler</text:p>
          </table:table-cell>
          <table:table-cell office:value-type="string">
            <text:p>DW suggest that part of the lesion has not been segmented</text:p>
          </table:table-cell>
          <table:table-cell/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3">
            <text:p>2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7.9746869099">
            <text:p>28.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lightly suggest additional lesion in left frontal lobe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4">
            <text:p>24</text:p>
          </table:table-cell>
          <table:table-cell/>
          <table:table-cell office:value-type="string">
            <text:p>l</text:p>
          </table:table-cell>
          <table:table-cell table:style-name="ce3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8.2620689933">
            <text:p>18.3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1 SAG TFE: noisy; T2 SAG TSE: Movement artifacts;</text:p>
          </table:table-cell>
          <table:table-cell/>
          <table:table-cell office:value-type="string">
            <text:p>Not connected (embolic?)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6">
            <text:p>2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40.6151701219">
            <text:p>40.6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/>
          <table:table-cell office:value-type="string">
            <text:p>DW suggest that small part near frontal LV has been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HEPOKS</text:p>
          </table:table-cell>
          <table:table-cell table:number-columns-repeated="2" office:value-type="float" office:value="27">
            <text:p>2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/>
          <table:table-cell table:number-columns-repeated="2"/>
          <table:table-cell office:value-type="float" office:value="0">
            <text:p>0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8">
            <text:p>28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2.598000264">
            <text:p>112.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FLAIR: doppler</text:p>
          </table:table-cell>
          <table:table-cell table:number-columns-repeated="2"/>
        </table:table-row>
        <table:table-row table:style-name="ro2">
          <table:table-cell office:value-type="string">
            <text:p>HEPOKS</text:p>
          </table:table-cell>
          <table:table-cell table:number-columns-repeated="2" office:value-type="float" office:value="29">
            <text:p>29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9.2523192348">
            <text:p>49.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TOF: extreme doppler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33.444527642">
            <text:p>233.4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noisy; T2 TRA FFE: noisy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8">
            <text:p>8</text:p>
          </table:table-cell>
          <table:table-cell office:value-type="float" office:value="31">
            <text:p>31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42.8283013062">
            <text:p>42.8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8.6863284883">
            <text:p>58.7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SAG TSE: movement artifacts; T1 TRA FFE: noisy</text:p>
          </table:table-cell>
          <table:table-cell office:value-type="string">
            <text:p>DW suggest large part of lesion beside LV missed;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61.8339782715">
            <text:p>61.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office:value-type="string">
            <text:p>none</text:p>
          </table:table-cell>
          <table:table-cell/>
          <table:table-cell office:value-type="string">
            <text:p>DW suggest parts of lesion at brain-skull border missed</text:p>
          </table:table-cell>
          <table:table-cell office:value-type="string">
            <text:p>Not connected</text:p>
          </table:table-cell>
        </table:table-row>
        <table:table-row table:style-name="ro4">
          <table:table-cell office:value-type="string">
            <text:p>JGABLENTZ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1.3630821056">
            <text:p>21.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124.276147468">
            <text:p>124.3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  <table:table-cell office:value-type="string">
            <text:p>T2 TRA FFE: noisy; T2 TRA TFE movement artifacts; T1 TRA FF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72.1359262004">
            <text:p>72.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string">
            <text:p>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.75805988121">
            <text:p>1.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string">
            <text:p>H</text:p>
          </table:table-cell>
          <table:table-cell office:value-type="string">
            <text:p>l</text:p>
          </table:table-cell>
          <table:table-cell table:style-name="ce3" office:value-type="float" office:value="172.449710506">
            <text:p>172.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4">
          <table:table-cell office:value-type="string">
            <text:p>JGABLENTZ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8.64379163074">
            <text:p>8.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T2 TRA TSE: movement artifacts; T1 TRA FFE: movement artifacts</text:p>
          </table:table-cell>
          <table:table-cell office:value-type="string">
            <text:p>DW suggests small part missed in back part of LV</text:p>
          </table:table-cell>
          <table:table-cell/>
        </table:table-row>
        <table:table-row table:style-name="ro4">
          <table:table-cell office:value-type="string">
            <text:p>JGABLENTZ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string">
            <text:p>I + H</text:p>
          </table:table-cell>
          <table:table-cell office:value-type="string">
            <text:p>l</text:p>
          </table:table-cell>
          <table:table-cell table:style-name="ce3" office:value-type="float" office:value="273.737826482">
            <text:p>273.7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table:number-columns-repeated="2"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117.789961435">
            <text:p>117.8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office:value-type="string">
            <text:p>FLAIR: doppler; T2 TRA TSE: movement artifacts</text:p>
          </table:table-cell>
          <table:table-cell table:number-columns-repeated="2"/>
        </table:table-row>
        <table:table-row table:style-name="ro2">
          <table:table-cell office:value-type="string">
            <text:p>JGABLENTZ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30.3010055662">
            <text:p>30.3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mall</text:p>
          </table:table-cell>
          <table:table-cell office:value-type="string">
            <text:p>FLAIR: doppler; T2 TRA TSE: movement artifacts; T2 SAG TSE: movement artifacts</text:p>
          </table:table-cell>
          <table:table-cell table:number-columns-repeated="2"/>
        </table:table-row>
        <table:table-row table:style-name="ro4">
          <table:table-cell office:value-type="string">
            <text:p>JGABLENTZ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95.2105058374">
            <text:p>95.2</text:p>
          </table:table-cell>
          <table:table-cell table:number-columns-repeated="2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number-columns-repeated="3"/>
        </table:table-row>
        <table:table-row table:style-name="ro2">
          <table:table-cell office:value-type="string">
            <text:p>JGABLENTZ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5.96119989657">
            <text:p>6.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mall</text:p>
          </table:table-cell>
          <table:table-cell table:style-name="ce2" office:value-type="string">
            <text:p>FLAIR: doppler; T2 TRA TSE: movement artifacts</text:p>
          </table:table-cell>
          <table:table-cell/>
          <table:table-cell office:value-type="string">
            <text:p>Not connected</text:p>
          </table:table-cell>
        </table:table-row>
        <table:table-row table:style-name="ro2">
          <table:table-cell office:value-type="string">
            <text:p>JGABLENTZ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table:style-name="ce3" office:value-type="float" office:value="25.9580233068">
            <text:p>26.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g</text:p>
          </table:table-cell>
          <table:table-cell table:style-name="ce2" office:value-type="string">
            <text:p>FLAIR: doppler; T2 TRA TSE: movement artifacts; T2 SAG TSE: movement artifacts; T1 TRA FFE: movement artifacts</text:p>
          </table:table-cell>
          <table:table-cell table:number-columns-repeated="2"/>
        </table:table-row>
        <table:table-row table:style-name="ro4">
          <table:table-cell table:number-columns-repeated="13"/>
        </table:table-row>
        <table:table-row table:style-name="ro2">
          <table:table-cell table:number-columns-repeated="3"/>
          <table:table-cell office:value-type="string">
            <text:p>(I)schemic, (H)emoorhagic or both</text:p>
          </table:table-cell>
          <table:table-cell office:value-type="string">
            <text:p>(l)eft or (r)ight</text:p>
          </table:table-cell>
          <table:table-cell table:number-columns-repeated="4"/>
          <table:table-cell office:value-type="string">
            <text:p>none, small, middle, big</text:p>
          </table:table-cell>
          <table:table-cell table:number-columns-repeated="3"/>
        </table:table-row>
        <table:table-row table:style-name="ro4" table:number-rows-repeated="104852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Sheet2" table:style-name="ta1">
        <table:table-column table:style-name="co1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1" number:min-integer-digits="3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kar Maier</meta:initial-creator>
    <meta:creation-date>2013-05-27T14:29:20</meta:creation-date>
    <meta:generator>LibreOffice/3.5$Linux_X86_64 LibreOffice_project/350m1$Build-2</meta:generator>
    <dc:date>2014-03-24T12:18:55</dc:date>
    <dc:creator>Oskar Maier</dc:creator>
    <meta:editing-duration>P3DT2H50M32S</meta:editing-duration>
    <meta:editing-cycles>240</meta:editing-cycles>
    <meta:document-statistic meta:table-count="3" meta:cell-count="495" meta:object-count="0"/>
  </office:meta>
</office:document-meta>
</file>